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5000002F6FE2B8496349F1334.png" manifest:media-type="image/png"/>
  <manifest:file-entry manifest:full-path="Pictures/1000020100000553000003F5995B622BDEEC8502.png" manifest:media-type="image/png"/>
  <manifest:file-entry manifest:full-path="Pictures/1000020100000571000002F6DCA54C1A1DB2C3EF.png" manifest:media-type="image/png"/>
  <manifest:file-entry manifest:full-path="Pictures/10000201000005FA000003F5F519C00771DBF5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539cm" svg:height="8.575cm" svg:x="2.893cm" svg:y="1.778cm">
          <draw:image xlink:href="Pictures/1000020100000553000003F5995B622BDEEC8502.png" xlink:type="simple" xlink:show="embed" xlink:actuate="onLoad">
            <text:p/>
          </draw:image>
        </draw:frame>
        <draw:frame draw:style-name="gr1" draw:text-style-name="P1" draw:layer="layout" svg:width="12.953cm" svg:height="8.575cm" svg:x="14.741cm" svg:y="1.839cm">
          <draw:image xlink:href="Pictures/10000201000005FA000003F5F519C00771DBF516.png" xlink:type="simple" xlink:show="embed" xlink:actuate="onLoad">
            <text:p/>
          </draw:image>
        </draw:frame>
        <draw:frame draw:style-name="gr1" draw:text-style-name="P1" draw:layer="layout" svg:width="11.793cm" svg:height="6.416cm" svg:x="15.27cm" svg:y="11.364cm">
          <draw:image xlink:href="Pictures/1000020100000571000002F6DCA54C1A1DB2C3EF.png" xlink:type="simple" xlink:show="embed" xlink:actuate="onLoad">
            <text:p/>
          </draw:image>
        </draw:frame>
        <draw:frame draw:style-name="gr1" draw:text-style-name="P1" draw:layer="layout" svg:width="11.149cm" svg:height="6.416cm" svg:x="3.218cm" svg:y="11.43cm">
          <draw:image xlink:href="Pictures/1000020100000525000002F6FE2B8496349F1334.png" xlink:type="simple" xlink:show="embed" xlink:actuate="onLoad">
            <text:p/>
          </draw:image>
        </draw:frame>
        <draw:frame draw:style-name="gr2" draw:text-style-name="P2" draw:layer="layout" svg:width="1.778cm" svg:height="0.962cm" svg:x="1.416cm" svg:y="0.762cm">
          <draw:text-box>
            <text:p>A</text:p>
          </draw:text-box>
        </draw:frame>
        <draw:frame draw:style-name="gr2" draw:text-style-name="P2" draw:layer="layout" svg:width="1.778cm" svg:height="0.962cm" svg:x="16.186cm" svg:y="0.762cm">
          <draw:text-box>
            <text:p>B</text:p>
          </draw:text-box>
        </draw:frame>
        <draw:frame draw:style-name="gr2" draw:text-style-name="P2" draw:layer="layout" svg:width="1.778cm" svg:height="0.962cm" svg:x="1.416cm" svg:y="10.214cm">
          <draw:text-box>
            <text:p>C</text:p>
          </draw:text-box>
        </draw:frame>
        <draw:frame draw:style-name="gr2" draw:text-style-name="P2" draw:layer="layout" svg:width="1.778cm" svg:height="0.962cm" svg:x="16.186cm" svg:y="10.214cm">
          <draw:text-box>
            <text:p>D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5:15:34.253287228</meta:creation-date>
    <dc:date>2019-12-16T18:26:46.432078751</dc:date>
    <meta:editing-duration>PT9M28S</meta:editing-duration>
    <meta:editing-cycles>3</meta:editing-cycles>
    <meta:generator>LibreOffice/6.0.7.3$Linux_X86_64 LibreOffice_project/00m0$Build-3</meta:generator>
    <meta:document-statistic meta:object-count="31"/>
  </office:meta>
</office:document-meta>
</file>